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 fo:margin-left="0in" fo:margin-right="0in" fo:line-height="107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rsid="001659ff" officeooo:paragraph-rsid="00173304"/>
    </style:style>
    <style:style style:name="P2" style:family="paragraph" style:parent-style-name="Contents_20_1">
      <style:paragraph-properties fo:margin-left="0in" fo:margin-right="0in" fo:line-height="107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paragraph-rsid="0016793c"/>
    </style:style>
    <style:style style:name="P3" style:family="paragraph" style:parent-style-name="Contents_20_1">
      <style:paragraph-properties fo:margin-left="0in" fo:margin-right="0in" fo:line-height="107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paragraph-rsid="0019498b"/>
    </style:style>
    <style:style style:name="P4" style:family="paragraph" style:parent-style-name="Contents_20_1">
      <style:paragraph-properties fo:margin-left="0in" fo:margin-right="0in" fo:line-height="107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rsid="00173304" officeooo:paragraph-rsid="00173304"/>
    </style:style>
    <style:style style:name="P5" style:family="paragraph" style:parent-style-name="Contents_20_1">
      <style:paragraph-properties fo:margin-left="0in" fo:margin-right="0in" fo:margin-top="0.0398in" fo:margin-bottom="0.1091in" loext:contextual-spacing="false" fo:line-height="107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rsid="00173304" officeooo:paragraph-rsid="001813b9"/>
    </style:style>
    <style:style style:name="P6" style:family="paragraph" style:parent-style-name="Contents_20_1">
      <style:paragraph-properties fo:margin-left="0in" fo:margin-right="0in" fo:margin-top="0.0398in" fo:margin-bottom="0.1091in" loext:contextual-spacing="false" fo:line-height="107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rsid="00173304" officeooo:paragraph-rsid="001a31c3"/>
    </style:style>
    <style:style style:name="P7" style:family="paragraph" style:parent-style-name="Contents_20_1">
      <style:paragraph-properties fo:margin-left="0in" fo:margin-right="0in" fo:margin-top="0in" fo:margin-bottom="0in" loext:contextual-spacing="false" fo:line-height="150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rsid="00173304" officeooo:paragraph-rsid="001a31c3"/>
    </style:style>
    <style:style style:name="P8" style:family="paragraph" style:parent-style-name="Contents_20_1">
      <style:paragraph-properties fo:margin-left="0in" fo:margin-right="0in" fo:margin-top="0in" fo:margin-bottom="0in" loext:contextual-spacing="false" fo:line-height="150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rsid="001813b9" officeooo:paragraph-rsid="00182f71"/>
    </style:style>
    <style:style style:name="P9" style:family="paragraph" style:parent-style-name="Contents_20_1">
      <style:paragraph-properties fo:margin-left="0in" fo:margin-right="0in" fo:margin-top="0in" fo:margin-bottom="0in" loext:contextual-spacing="false" fo:line-height="150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fo:font-style="italic" fo:font-weight="normal" officeooo:rsid="001813b9" officeooo:paragraph-rsid="001a31c3" style:font-style-asian="italic" style:font-weight-asian="normal" style:font-style-complex="italic" style:font-weight-complex="normal"/>
    </style:style>
    <style:style style:name="P10" style:family="paragraph" style:parent-style-name="Contents_20_1">
      <style:paragraph-properties fo:margin-left="0in" fo:margin-right="0in" fo:margin-top="0in" fo:margin-bottom="0in" loext:contextual-spacing="false" fo:line-height="150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fo:font-style="normal" fo:font-weight="normal" officeooo:rsid="001813b9" officeooo:paragraph-rsid="001a31c3" style:font-style-asian="normal" style:font-weight-asian="normal" style:font-style-complex="normal" style:font-weight-complex="normal"/>
    </style:style>
    <style:style style:name="P11" style:family="paragraph" style:parent-style-name="Contents_20_1">
      <style:paragraph-properties fo:margin-left="0in" fo:margin-right="0in" fo:margin-top="0in" fo:margin-bottom="0in" loext:contextual-spacing="false" fo:line-height="150%" fo:text-indent="0in" style:auto-text-indent="false" style:writing-mode="lr-tb"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fo:font-style="normal" fo:font-weight="normal" officeooo:rsid="001a8e0a" officeooo:paragraph-rsid="001a8e0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center" style:justify-single-word="false"/>
      <style:text-properties fo:font-size="14pt" fo:font-weight="bold" officeooo:rsid="001659ff" officeooo:paragraph-rsid="001659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paragraph-rsid="001659ff"/>
    </style:style>
    <style:style style:name="T1" style:family="text">
      <style:text-properties fo:font-size="14pt" fo:font-weight="bold" officeooo:rsid="001659ff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fo:font-weight="bold" officeooo:rsid="001659ff" style:font-size-asian="14pt" style:language-asian="en" style:country-asian="US" style:font-weight-asian="bold" style:font-size-complex="14pt" style:font-weight-complex="bold"/>
    </style:style>
    <style:style style:name="T3" style:family="text">
      <style:text-properties fo:font-size="12pt" fo:language="en" fo:country="US" fo:font-weight="bold" style:font-size-asian="12pt" style:language-asian="en" style:country-asian="US" style:font-weight-asian="bold" style:font-size-complex="12pt" style:font-weight-complex="bold"/>
    </style:style>
    <style:style style:name="T4" style:family="text">
      <style:text-properties fo:font-size="12pt" fo:language="en" fo:country="US" fo:font-weight="bold" officeooo:rsid="0016793c" style:font-size-asian="12pt" style:language-asian="en" style:country-asian="US" style:font-weight-asian="bold" style:font-size-complex="12pt" style:font-weight-complex="bold"/>
    </style:style>
    <style:style style:name="T5" style:family="text">
      <style:text-properties fo:font-size="12pt" fo:language="en" fo:country="US" fo:font-weight="bold" officeooo:rsid="0019498b" style:font-size-asian="12pt" style:language-asian="en" style:country-asian="US" style:font-weight-asian="bold" style:font-size-complex="12pt" style:font-weight-complex="bold"/>
    </style:style>
    <style:style style:name="T6" style:family="text">
      <style:text-properties style:font-name="Times New Roman" fo:font-size="12pt" fo:language="en" fo:country="US" style:font-size-asian="12pt" style:language-asian="en" style:country-asian="US" style:font-size-complex="12pt" style:language-complex="ar" style:country-complex="SA"/>
    </style:style>
    <style:style style:name="T7" style:family="text">
      <style:text-properties style:font-name="Times New Roman" fo:font-size="12pt" fo:language="en" fo:country="US" officeooo:rsid="0019498b" style:font-size-asian="12pt" style:language-asian="en" style:country-asian="US" style:font-size-complex="12pt" style:language-complex="ar" style:country-complex="SA"/>
    </style:style>
    <style:style style:name="T8" style:family="text">
      <style:text-properties style:font-name="Times New Roman" fo:font-size="12pt" fo:language="en" fo:country="US" officeooo:rsid="00173304" style:font-size-asian="12pt" style:language-asian="en" style:country-asian="US" style:font-size-complex="12pt" style:language-complex="ar" style:country-complex="SA"/>
    </style:style>
    <style:style style:name="T9" style:family="text">
      <style:text-properties style:font-name="Times New Roman" fo:font-size="12pt" fo:language="en" fo:country="US" officeooo:rsid="001a8e0a" style:font-size-asian="12pt" style:language-asian="en" style:country-asian="US" style:font-size-complex="12pt" style:language-complex="ar" style:country-complex="SA"/>
    </style:style>
    <style:style style:name="T10" style:family="text">
      <style:text-properties style:font-name="Times New Roman" fo:font-size="12pt" fo:language="en" fo:country="US" fo:font-weight="bold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1" style:family="text">
      <style:text-properties style:font-name="Times New Roman" fo:font-size="12pt" fo:language="en" fo:country="US" fo:font-weight="bold" officeooo:rsid="0016793c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2" style:family="text">
      <style:text-properties style:font-name="Times New Roman" fo:font-size="12pt" fo:language="en" fo:country="US" fo:font-weight="bold" officeooo:rsid="00173304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3" style:family="text">
      <style:text-properties style:font-name="Times New Roman" fo:font-size="12pt" fo:language="en" fo:country="US" fo:font-weight="bold" officeooo:rsid="0019498b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4" style:family="text">
      <style:text-properties style:font-name="Times New Roman" fo:font-size="12pt" fo:language="en" fo:country="US" fo:font-weight="bold" officeooo:rsid="001a31c3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T15" style:family="text">
      <style:text-properties style:font-name="Times New Roman" fo:font-size="12pt" fo:language="en" fo:country="US" fo:font-weight="normal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weight="normal" officeooo:rsid="0017b79e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17" style:family="text">
      <style:text-properties style:font-name="Times New Roman" fo:font-size="12pt" fo:language="en" fo:country="US" fo:font-weight="normal" officeooo:rsid="00182f7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18" style:family="text">
      <style:text-properties style:font-name="Times New Roman" fo:font-size="12pt" fo:language="en" fo:country="US" fo:font-weight="normal" officeooo:rsid="0019498b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19" style:family="text">
      <style:text-properties style:font-name="Times New Roman" fo:font-size="12pt" fo:language="en" fo:country="US" fo:font-style="italic" fo:font-weight="normal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20" style:family="text">
      <style:text-properties style:font-name="Times New Roman" fo:font-size="12pt" fo:language="en" fo:country="US" fo:font-style="italic" fo:font-weight="normal" officeooo:rsid="0017b79e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21" style:family="text">
      <style:text-properties style:font-name="Times New Roman" fo:font-size="12pt" fo:language="en" fo:country="US" fo:font-style="italic" fo:font-weight="normal" officeooo:rsid="001813b9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22" style:family="text">
      <style:text-properties style:font-name="Times New Roman" fo:font-size="12pt" fo:language="en" fo:country="US" fo:font-style="italic" fo:font-weight="normal" officeooo:rsid="001a31c3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23" style:family="text">
      <style:text-properties style:font-name="Times New Roman" fo:font-size="12pt" fo:language="en" fo:country="US" fo:font-style="italic" style:text-underline-style="none" fo:font-weight="normal" style:font-size-asian="12pt" style:language-asian="en" style:country-asian="US" style:font-style-asian="italic" style:font-weight-asian="normal" style:font-size-complex="12pt" style:language-complex="ar" style:country-complex="SA" style:font-style-complex="italic" style:font-weight-complex="normal"/>
    </style:style>
    <style:style style:name="T24" style:family="text">
      <style:text-properties style:font-name="Times New Roman" fo:font-size="12pt" fo:language="en" fo:country="US" fo:font-style="italic" fo:font-weight="bold" officeooo:rsid="001a31c3" style:font-size-asian="12pt" style:language-asian="en" style:country-asian="US" style:font-style-asian="italic" style:font-weight-asian="bold" style:font-size-complex="12pt" style:language-complex="ar" style:country-complex="SA" style:font-style-complex="italic" style:font-weight-complex="bold"/>
    </style:style>
    <style:style style:name="T25" style:family="text">
      <style:text-properties style:font-name="Times new Roman" fo:font-size="12pt" fo:language="en" fo:country="US" fo:font-weight="bold" officeooo:rsid="0016793c" style:font-size-asian="12pt" style:language-asian="en" style:country-asian="US" style:font-weight-asian="bold" style:font-size-complex="12pt" style:font-weight-complex="bold"/>
    </style:style>
    <style:style style:name="T26" style:family="text">
      <style:text-properties style:font-name="Times new Roman" fo:font-size="12pt" fo:language="en" fo:country="US" fo:font-weight="bold" officeooo:rsid="00173304" style:font-size-asian="12pt" style:language-asian="en" style:country-asian="US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КУРСОВАЯ РАБОТА</text:p>
      <text:p text:style-name="P12">по дисциплине “Объектно-ориентированное программирование”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text:span text:style-name="T1">ОГЛАВЛЕНИЕ</text:span></text:p>
      <text:p text:style-name="P13"><text:span text:style-name="T1"/></text:p>
      <text:p text:style-name="P2"><text:a xlink:type="simple" xlink:href="#_Toc515570163" text:style-name="Index_20_Link" text:visited-style-name="Index_20_Link"><text:span text:style-name="T10">1.</text:span></text:a><text:a xlink:type="simple" xlink:href="#_Toc515570163" text:style-name="Index_20_Link" text:visited-style-name="Index_20_Link"><text:span text:style-name="T3"><text:tab/></text:span></text:a><text:a xlink:type="simple" xlink:href="#_Toc515570163" text:style-name="Index_20_Link" text:visited-style-name="Index_20_Link"><text:span text:style-name="T10">Постан</text:span></text:a><text:a xlink:type="simple" xlink:href="#_Toc515570163" text:style-name="Index_20_Link" text:visited-style-name="Index_20_Link"><text:span text:style-name="T10">овка задачи </text:span></text:a><text:a xlink:type="simple" xlink:href="#_Toc515570163" text:style-name="Index_20_Link" text:visited-style-name="Index_20_Link"><text:span text:style-name="T12">(вариант №8) </text:span></text:a><text:a xlink:type="simple" xlink:href="#_Toc515570163" text:style-name="Index_20_Link" text:visited-style-name="Index_20_Link"><text:span text:style-name="T3"><text:tab/></text:span></text:a><text:span text:style-name="T3"> </text:span><text:span text:style-name="T4">1</text:span></text:p>
      <text:p text:style-name="P2"><text:span text:style-name="T11"><text:tab/></text:span><text:span text:style-name="T14">a. </text:span><text:span text:style-name="T12">Описание задания</text:span><text:span text:style-name="T11"> </text:span><text:a xlink:type="simple" xlink:href="#_Toc515570163" text:style-name="Index_20_Link" text:visited-style-name="Index_20_Link"><text:span text:style-name="T3"><text:tab/></text:span></text:a><text:span text:style-name="T3"> </text:span><text:span text:style-name="T4">a</text:span></text:p>
      <text:p text:style-name="P2"><text:span text:style-name="T11"><text:tab/></text:span><text:span text:style-name="T14">b. </text:span><text:span text:style-name="T12">Вариант выполнения задания</text:span><text:span text:style-name="T11"> </text:span><text:a xlink:type="simple" xlink:href="#_Toc515570163" text:style-name="Index_20_Link" text:visited-style-name="Index_20_Link"><text:span text:style-name="T4"><text:tab/></text:span></text:a><text:span text:style-name="T4"> b</text:span></text:p>
      <text:p text:style-name="P3"><text:span text:style-name="T12"><text:tab/></text:span><text:span text:style-name="T14">c. </text:span><text:span text:style-name="T13">О</text:span><text:span text:style-name="T12">писание иерархии объектов и методов объектов</text:span><text:span text:style-name="T11"> </text:span><text:a xlink:type="simple" xlink:href="#_Toc515570163" text:style-name="Index_20_Link" text:visited-style-name="Index_20_Link"><text:span text:style-name="T4"><text:tab/></text:span></text:a><text:span text:style-name="T4"> </text:span><text:span text:style-name="T5">с</text:span></text:p>
      <text:p text:style-name="P2"><text:span text:style-name="T4"/></text:p>
      <text:p text:style-name="P2"><text:span text:style-name="T11">2</text:span><text:a xlink:type="simple" xlink:href="#_Toc515570163" text:style-name="Index_20_Link" text:visited-style-name="Index_20_Link"><text:span text:style-name="T10">.</text:span></text:a><text:a xlink:type="simple" xlink:href="#_Toc515570163" text:style-name="Index_20_Link" text:visited-style-name="Index_20_Link"><text:span text:style-name="T3"><text:tab/></text:span></text:a><text:span text:style-name="T25">Описание алгоритма программы</text:span><text:span text:style-name="T10"> </text:span><text:a xlink:type="simple" xlink:href="#_Toc515570163" text:style-name="Index_20_Link" text:visited-style-name="Index_20_Link"><text:span text:style-name="T3"><text:tab/></text:span></text:a><text:span text:style-name="T3"> </text:span><text:span text:style-name="T4">2</text:span></text:p>
      <text:p text:style-name="P2"><text:span text:style-name="T11"><text:tab/>Подпункт 1 </text:span><text:a xlink:type="simple" xlink:href="#_Toc515570163" text:style-name="Index_20_Link" text:visited-style-name="Index_20_Link"><text:span text:style-name="T3"><text:tab/></text:span></text:a><text:span text:style-name="T3"> </text:span><text:span text:style-name="T4">d</text:span></text:p>
      <text:p text:style-name="P2"><text:span text:style-name="T11"><text:tab/>Подпункт 2 </text:span><text:a xlink:type="simple" xlink:href="#_Toc515570163" text:style-name="Index_20_Link" text:visited-style-name="Index_20_Link"><text:span text:style-name="T4"><text:tab/></text:span></text:a><text:span text:style-name="T4"> e</text:span></text:p>
      <text:p text:style-name="P2"><text:span text:style-name="T11"><text:tab/>Подпункт 3 </text:span><text:a xlink:type="simple" xlink:href="#_Toc515570163" text:style-name="Index_20_Link" text:visited-style-name="Index_20_Link"><text:span text:style-name="T4"><text:tab/></text:span></text:a><text:span text:style-name="T4"> p</text:span></text:p>
      <text:p text:style-name="P2"><text:span text:style-name="T4"/></text:p>
      <text:p text:style-name="P2"><text:span text:style-name="T11">3</text:span><text:a xlink:type="simple" xlink:href="#_Toc515570163" text:style-name="Index_20_Link" text:visited-style-name="Index_20_Link"><text:span text:style-name="T11">.</text:span></text:a><text:a xlink:type="simple" xlink:href="#_Toc515570163" text:style-name="Index_20_Link" text:visited-style-name="Index_20_Link"><text:span text:style-name="T4"><text:tab/></text:span></text:a><text:a xlink:type="simple" xlink:href="#_Toc515570163" text:style-name="Index_20_Link" text:visited-style-name="Index_20_Link"><text:span text:style-name="T26">С</text:span></text:a><text:span text:style-name="T26">криншоты работы программы (9 файлов)</text:span><text:span text:style-name="T11"> </text:span><text:a xlink:type="simple" xlink:href="#_Toc515570163" text:style-name="Index_20_Link" text:visited-style-name="Index_20_Link"><text:span text:style-name="T4"><text:tab/></text:span></text:a><text:span text:style-name="T4"> 3</text:span></text:p>
      <text:p text:style-name="P2"><text:span text:style-name="T11"><text:tab/>Подпункт 1 </text:span><text:a xlink:type="simple" xlink:href="#_Toc515570163" text:style-name="Index_20_Link" text:visited-style-name="Index_20_Link"><text:span text:style-name="T3"><text:tab/></text:span></text:a><text:span text:style-name="T3"> </text:span><text:span text:style-name="T4">g</text:span></text:p>
      <text:p text:style-name="P2"><text:span text:style-name="T11"><text:tab/>Подпункт 2 </text:span><text:a xlink:type="simple" xlink:href="#_Toc515570163" text:style-name="Index_20_Link" text:visited-style-name="Index_20_Link"><text:span text:style-name="T4"><text:tab/></text:span></text:a><text:span text:style-name="T4"> h</text:span></text:p>
      <text:p text:style-name="P2"><text:span text:style-name="T11"><text:tab/>Подпункт 3 </text:span><text:a xlink:type="simple" xlink:href="#_Toc515570163" text:style-name="Index_20_Link" text:visited-style-name="Index_20_Link"><text:span text:style-name="T4"><text:tab/></text:span></text:a><text:span text:style-name="T4"> o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1"><text:a xlink:type="simple" xlink:href="#_Toc515570163" text:style-name="Index_20_Link" text:visited-style-name="Index_20_Link"><text:span text:style-name="T10">1.<text:tab/>Постан</text:span></text:a><text:a xlink:type="simple" xlink:href="#_Toc515570163" text:style-name="Index_20_Link" text:visited-style-name="Index_20_Link"><text:span text:style-name="T10">овка задачи</text:span></text:a></text:p>
      <text:p text:style-name="P4"/>
      <text:p text:style-name="P6"><text:span text:style-name="T21"><text:tab/></text:span><text:span text:style-name="T24">a.</text:span><text:span text:style-name="T22"> </text:span><text:span text:style-name="T23">Описание задания</text:span><text:span text:style-name="T15">. </text:span></text:p>
      <text:p text:style-name="P6"><text:span text:style-name="T15"><text:tab/>Круговое движение с вращением составного графического объекта.</text:span></text:p>
      <text:p text:style-name="P5"><text:span text:style-name="T15"/></text:p>
      <text:p text:style-name="P7"><text:span text:style-name="T21"><text:tab/></text:span><text:span text:style-name="T24">b.</text:span><text:span text:style-name="T22"> </text:span><text:span text:style-name="T19">Вариант выполнения задания</text:span><text:span text:style-name="T15">. </text:span></text:p>
      <text:p text:style-name="P7"><text:span text:style-name="T16"><text:tab/>Обозначим объект, который будет двигаться и вращаться. Для реализации кругового движения (движения по окружности) используем математические (физические) формулы движения точки по окружности </text:span><text:span text:style-name="T20">x = x0 + rcos(t)</text:span><text:span text:style-name="T16">, </text:span><text:span text:style-name="T20">y = y0 + rsin(t)</text:span><text:span text:style-name="T16">, где x0, y0 – центральная точка окружности. Используем для реализации программы библиотеку SFML (</text:span><text:a xlink:type="simple" xlink:href="https://en.sfml-dev.org/" text:style-name="Internet_20_link" text:visited-style-name="Visited_20_Internet_20_Link">https://en.sfml-dev.org/</text:a><text:span text:style-name="T16">), которая предоставляет пользователю удобный интерфейс для работы с окном приложения и простейшими геометрическими фигурами.</text:span></text:p>
      <text:p text:style-name="P7"><text:span text:style-name="T16"/></text:p>
      <text:p text:style-name="P8"><text:span text:style-name="T15"><text:tab/>Т. к. математические формулы движения по окружности подразумевают точку, а не объект с заданным размером, то сведем задачу к работе с точкой. Но для начала определим размер и форму фигуры. Фигура составная, следовательно, строится путем комбинации простейших геометрических фигур. В этом варианте задания я реализую нечто похожее на космический корабль, как показано в примере. И оно будет двигаться и вращаться. Для двигателей используем прямогульники, для “”тела” корабля – круг, для “носа” – треугольник. Для удобства при проверке выхода за границы видимой области обозначим форму фигуры как прямоугольник наименьшей площади, такой, что в него помещается вся наша составная фигура. </text:span><text:span text:style-name="T17">Обозначим точку, которая находится на пересечении левой и верхней сторон нашего прямогульника. Она и будет двигаться по окружности. </text:span></text:p>
      <text:p text:style-name="P8"><text:span text:style-name="T17"/></text:p>
      <text:p text:style-name="P8"><text:span text:style-name="T17"><text:tab/>Для того, чтобы наша фигура не уходила за границы окна, задаим рабочую область. Т. к. мы работаем с точкой на левом верхнем углу фигуры, импровизированного прямоугольника, то ограничичим левую и нижнюю части окна в использовании. Вычтем из реальных высоты и длины окна высоту и длину заданной фигуры, <text:s/>и получим размер области, с которой будем работать. </text:span><text:span text:style-name="T18">Кстати, можно урезать рабочую область видимости до квадрата, у которого стороны будут равны длине наименьшей стороны ещё неурезанной рабочей области. Квадрат будет наименьшей площади, такой, что в него помещается вся окружность. И для более приятного глазу вида можно центрировать урезанную рабочую область относительно неурезанной. Таким образом, картинка будет находится по центру, а сама окружность будет </text:span><text:soft-page-break/><text:span text:style-name="T18">смещена чуть левее и выше, как раз на размер фигуры. Для реализации работы с урезанной рабочей областью, меньшей, чем размер окна, создадим отдельный класс. </text:span></text:p>
      <text:p text:style-name="P8"><text:span text:style-name="T18"/></text:p>
      <text:p text:style-name="P9"><text:span text:style-name="T7"><text:tab/> </text:span><text:span text:style-name="T14">c. </text:span><text:span text:style-name="T7">О</text:span><text:span text:style-name="T8">писание иерархии объектов и методов объектов. </text:span></text:p>
      <text:p text:style-name="P10"><text:span text:style-name="T8"><text:tab/></text:span><text:span text:style-name="T9">Ссылка на ресурс, где размещена иерархия объектов и методов объектов: https://achor.com/. Также можно посмотреть на картинке:</text:span></text:p>
      <text:p text:style-name="P10"><text:span text:style-name="T9"/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>(КАРТИНКА С ИЕРАРХИЕЙ КЛАССОВ И МЕТОДОВ КЛАССОВ)</text:span></text:p>
      <text:p text:style-name="P11"><text:span text:style-name="T6"/></text:p>
      <text:p text:style-name="P11"><text:span text:style-name="T6">А ЗДЕСЬ ДЛИННОЕ ОПИСАНИЕ ИЕРАРХИИ ТЕКСТ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 fo:line-height="107%"/>
      <style:text-properties style:font-name="Calibri" fo:font-family="Calibri" style:font-family-generic="roman" style:font-pitch="variable" fo:font-size="11pt" style:font-size-asian="11pt" style:font-size-complex="11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05:54:27.409427454</meta:creation-date>
    <dc:date>2020-12-26T07:42:32.820679242</dc:date>
    <meta:editing-duration>PT7M38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4" meta:paragraph-count="35" meta:word-count="483" meta:character-count="3446" meta:non-whitespace-character-count="2947"/>
  </office:meta>
</office:document-meta>
</file>